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ddb4" officeooo:paragraph-rsid="0006ddb4"/>
    </style:style>
    <style:style style:name="P2" style:family="paragraph" style:parent-style-name="Standard">
      <style:text-properties officeooo:rsid="00079f78" officeooo:paragraph-rsid="00079f78"/>
    </style:style>
    <style:style style:name="P3" style:family="paragraph" style:parent-style-name="Standard">
      <style:text-properties officeooo:rsid="00079f78" officeooo:paragraph-rsid="00089730"/>
    </style:style>
    <style:style style:name="P4" style:family="paragraph" style:parent-style-name="Standard">
      <style:text-properties officeooo:rsid="00080cd9" officeooo:paragraph-rsid="00080cd9"/>
    </style:style>
    <style:style style:name="P5" style:family="paragraph" style:parent-style-name="Standard">
      <style:text-properties officeooo:rsid="000a827d" officeooo:paragraph-rsid="000a827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79f78" officeooo:paragraph-rsid="00089730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89730" officeooo:paragraph-rsid="00089730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9f78"/>
    </style:style>
    <style:style style:name="T2" style:family="text">
      <style:text-properties officeooo:rsid="0008973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flow-with-text="true"/>
    </style:style>
    <style:style style:name="gr2" style:family="graphic" style:list-style-name="L1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5cm" fo:min-width="4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48cm" fo:min-width="2.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9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51cm" fo:min-width="9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48cm" fo:min-width="3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4cm" fo:min-width="5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48cm" fo:min-width="2.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ffcc" draw:textarea-horizontal-align="justify" draw:textarea-vertical-align="middle" draw:auto-grow-height="false" fo:min-height="0.85cm" fo:min-width="2.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ffcc" draw:textarea-horizontal-align="justify" draw:textarea-vertical-align="middle" draw:auto-grow-height="false" fo:min-height="0.85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RF24L01 – Radio network</text:p>
      <text:p text:style-name="P1"/>
      <text:p text:style-name="P1"><draw:g text:anchor-type="char" draw:z-index="0" draw:style-name="gr1"><draw:custom-shape draw:style-name="gr2" draw:text-style-name="P9" svg:width="4.599cm" svg:height="2.301cm" svg:x="0.109cm" svg:y="4.598cm"><text:p text:style-name="P8"><text:span text:style-name="T3">nrf24l01</text:span></text:p><draw:enhanced-geometry svg:viewBox="0 0 21600 21600" draw:type="rectangle" draw:enhanced-path="M 0 0 L 21600 0 21600 21600 0 21600 0 0 Z N"/></draw:custom-shape><draw:custom-shape draw:style-name="gr3" draw:text-style-name="P9" svg:width="2.701cm" svg:height="1.1cm" svg:x="4.808cm" svg:y="5.8cm"><text:p text:style-name="P8"><text:span text:style-name="T3">spi</text:span></text:p><draw:enhanced-geometry svg:viewBox="0 0 21600 21600" draw:type="rectangle" draw:enhanced-path="M 0 0 L 21600 0 21600 21600 0 21600 0 0 Z N"/></draw:custom-shape><draw:custom-shape draw:style-name="gr4" draw:text-style-name="P9" svg:width="10.2cm" svg:height="1.802cm" svg:x="0.109cm" svg:y="2.699cm"><text:p text:style-name="P8"><text:span text:style-name="T3">Data</text:span></text:p><text:p text:style-name="P8"><text:span text:style-name="T3">(No Ack Broadcast)</text:span></text:p><draw:enhanced-geometry svg:viewBox="0 0 21600 21600" draw:type="rectangle" draw:enhanced-path="M 0 0 L 21600 0 21600 21600 0 21600 0 0 Z N"/></draw:custom-shape><draw:custom-shape draw:style-name="gr5" draw:text-style-name="P9" svg:width="10.2cm" svg:height="1.502cm" svg:x="0.109cm" svg:y="1.099cm"><text:p text:style-name="P8"><text:span text:style-name="T3">Network</text:span></text:p><text:p text:style-name="P8"><text:span text:style-name="T3">(dev ↔ dev comms)</text:span></text:p><draw:enhanced-geometry svg:viewBox="0 0 21600 21600" draw:type="rectangle" draw:enhanced-path="M 0 0 L 21600 0 21600 21600 0 21600 0 0 Z N"/></draw:custom-shape><draw:custom-shape draw:style-name="gr6" draw:text-style-name="P9" svg:width="4.5cm" svg:height="0.999cm" svg:x="0.109cm" svg:y="0cm"><text:p text:style-name="P8"><text:span text:style-name="T3">Mesh</text:span></text:p><draw:enhanced-geometry svg:viewBox="0 0 21600 21600" draw:type="rectangle" draw:enhanced-path="M 0 0 L 21600 0 21600 21600 0 21600 0 0 Z N"/></draw:custom-shape><draw:custom-shape draw:style-name="gr7" draw:text-style-name="P9" svg:width="5.601cm" svg:height="0.985cm" svg:x="4.707cm" svg:y="0.014cm"><text:p text:style-name="P8"><text:span text:style-name="T3">Control / bridge</text:span></text:p><draw:enhanced-geometry svg:viewBox="0 0 21600 21600" draw:type="rectangle" draw:enhanced-path="M 0 0 L 21600 0 21600 21600 0 21600 0 0 Z N"/></draw:custom-shape><draw:custom-shape draw:style-name="gr8" draw:text-style-name="P9" svg:width="2.701cm" svg:height="1.1cm" svg:x="7.636cm" svg:y="5.8cm"><text:p text:style-name="P8"><text:span text:style-name="T3">GPIO</text:span></text:p><draw:enhanced-geometry svg:viewBox="0 0 21600 21600" draw:type="rectangle" draw:enhanced-path="M 0 0 L 21600 0 21600 21600 0 21600 0 0 Z N"/></draw:custom-shape><draw:custom-shape draw:style-name="gr9" draw:text-style-name="P10" svg:width="2.701cm" svg:height="1.101cm" svg:x="4.808cm" svg:y="4.598cm"><text:p text:style-name="P8"><text:span text:style-name="T4">Plat. spi</text:span></text:p><draw:enhanced-geometry svg:viewBox="0 0 21600 21600" draw:type="rectangle" draw:enhanced-path="M 0 0 L 21600 0 21600 21600 0 21600 0 0 Z N"/></draw:custom-shape><draw:custom-shape draw:style-name="gr10" draw:text-style-name="P10" svg:width="2.7cm" svg:height="1.101cm" svg:x="7.609cm" svg:y="4.598cm"><text:p text:style-name="P8"><text:span text:style-name="T4">Plat. GPIO</text:span></text:p><draw:enhanced-geometry svg:viewBox="0 0 21600 21600" draw:type="rectangle" draw:enhanced-path="M 0 0 L 21600 0 21600 21600 0 21600 0 0 Z N"/></draw:custom-shap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I and GPIO classes used by nRF24L01 code are pure virtual classes, with a platform implementation needed to be passed to the constructor. <text:s/>This allows all library to be platform independent with the SPI and GPIO implementations being the only platform specific code required.</text:p>
      <text:p text:style-name="P1"/>
      <text:p text:style-name="P1">The nRF24L01 code provides access to ALL features offered by the device. <text:s/>This is pulled together into a basic communications system by the <text:span text:style-name="T1">Data</text:span> layer.</text:p>
      <text:p text:style-name="P1"/>
      <text:p text:style-name="P5">Recommended default channel 2498 MHz – this avoids WiFi channels in the 2.4 GHz range. (RF_CH = 0x62) </text:p>
      <text:p text:style-name="P1"/>
      <text:p text:style-name="P3">Broadcast Address – receive pipe 0 on ALL radios = <text:span text:style-name="T2">0x</text:span>01 <text:span text:style-name="T2">0x</text:span>00 <text:span text:style-name="T2">0x</text:span>00 <text:span text:style-name="T2">0x</text:span>00 <text:span text:style-name="T2">0x</text:span>01</text:p>
      <text:p text:style-name="P2"/>
      <text:p text:style-name="P4">The system of radios is configured to use the Enhanced ShockBurst mode with variable length data.</text:p>
      <text:p text:style-name="P2"/>
      <text:p text:style-name="P2">First byte in message = control byte</text:p>
      <text:p text:style-name="P2"/>
      <text:p text:style-name="P2">Control bytes in Data layer</text:p>
      <text:p text:style-name="P3">00 – Broadcast data <text:span text:style-name="T2">(no ack)</text:span></text:p>
      <text:p text:style-name="P6"><text:span text:style-name="T2">sent to address 0x01 0x00 0x00 0x00 0x01</text:span></text:p>
      <text:p text:style-name="P7">Free form data within the remaining 31 bytes of payload data – application dependen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Innes</meta:initial-creator>
    <meta:creation-date>2016-10-23T18:39:53.580503561</meta:creation-date>
    <dc:date>2016-10-24T01:52:56.327441888</dc:date>
    <dc:creator>Brian Innes</dc:creator>
    <meta:editing-duration>PT2H47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157" meta:character-count="941" meta:non-whitespace-character-count="787"/>
  </office:meta>
</office:document-meta>
</file>